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62c5" officeooo:paragraph-rsid="000d62c5"/>
    </style:style>
    <style:style style:name="P2" style:family="paragraph" style:parent-style-name="Standard">
      <style:text-properties officeooo:rsid="000ec1fd" officeooo:paragraph-rsid="000ec1fd"/>
    </style:style>
    <style:style style:name="P3" style:family="paragraph" style:parent-style-name="Standard">
      <style:text-properties officeooo:rsid="000f9144" officeooo:paragraph-rsid="000f9144"/>
    </style:style>
    <style:style style:name="T1" style:family="text">
      <style:text-properties officeooo:rsid="000f9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ª Reunión</text:p>
      <text:p text:style-name="P1">Iniciada a la 16:<text:span text:style-name="T1">45</text:span></text:p>
      <text:p text:style-name="P2">Tarea 1 asignada a Ángel Soler</text:p>
      <text:p text:style-name="P2">Tarea 2 asignada a Anibal Zambrana</text:p>
      <text:p text:style-name="P2">Tarea 3 asignada a Erik Flaquer</text:p>
      <text:p text:style-name="P2">Tarea 4 asignada a Pablo Guerrero</text:p>
      <text:p text:style-name="P3">Finalizada a 17:0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6:32:26.152000000</meta:creation-date>
    <meta:generator>LibreOffice/24.2.6.2$Windows_X86_64 LibreOffice_project/ef66aa7e36a1bb8e65bfbc63aba53045a14d0871</meta:generator>
    <dc:date>2024-11-08T17:05:05.878000000</dc:date>
    <meta:editing-duration>PT20M12S</meta:editing-duration>
    <meta:editing-cycles>3</meta:editing-cycles>
    <meta:document-statistic meta:table-count="0" meta:image-count="0" meta:object-count="0" meta:page-count="1" meta:paragraph-count="7" meta:word-count="33" meta:character-count="175" meta:non-whitespace-character-count="149"/>
  </office:meta>
</office:document-meta>
</file>